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.3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42.8pt"/>
    </style:style>
    <style:style style:name="co4" style:family="table-column">
      <style:table-column-properties fo:break-before="auto" style:column-width="41.24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43.2pt"/>
    </style:style>
    <style:style style:name="co10" style:family="table-column">
      <style:table-column-properties fo:break-before="auto" style:column-width="44.76pt"/>
    </style:style>
    <style:style style:name="co11" style:family="table-column">
      <style:table-column-properties fo:break-before="auto" style:column-width="52.1pt"/>
    </style:style>
    <style:style style:name="co12" style:family="table-column">
      <style:table-column-properties fo:break-before="auto" style:column-width="45.89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49.41pt"/>
    </style:style>
    <style:style style:name="co15" style:family="table-column">
      <style:table-column-properties fo:break-before="auto" style:column-width="49.75pt"/>
    </style:style>
    <style:style style:name="co16" style:family="table-column">
      <style:table-column-properties fo:break-before="auto" style:column-width="53.66pt"/>
    </style:style>
    <style:style style:name="co17" style:family="table-column">
      <style:table-column-properties fo:break-before="auto" style:column-width="54.4pt"/>
    </style:style>
    <style:style style:name="co18" style:family="table-column">
      <style:table-column-properties fo:break-before="auto" style:column-width="50.54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Liberation Sans" fo:font-size="8pt" style:font-size-asian="8pt" style:font-size-complex="8pt"/>
    </style:style>
    <style:style style:name="ce2" style:family="table-cell" style:parent-style-name="Default">
      <style:table-cell-properties fo:background-color="#dddddd"/>
      <style:text-properties style:font-name="Liberation Sans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ce4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ce6" style:family="table-cell" style:parent-style-name="Default" style:data-style-name="N127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style:font-name="Liberation Sans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" table:style-name="ta1">
        <table:shapes>
          <draw:frame draw:z-index="0" draw:style-name="gr1" draw:text-style-name="P1" svg:width="863.52pt" svg:height="485.72pt" svg:x="139.18pt" svg:y="315.92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1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1005" table:default-cell-style-name="ce1"/>
        <table:table-row table:style-name="ro1">
          <table:table-cell/>
          <table:table-cell office:value-type="string" calcext:value-type="string">
            <text:p>Cordia / 24.03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INAD/ENOB evaluatio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unction generator : Agilent 33250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a size</text:p>
          </table:table-cell>
          <table:table-cell office:value-type="float" office:value="8191" calcext:value-type="float">
            <text:p>819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FT size</text:p>
          </table:table-cell>
          <table:table-cell office:value-type="float" office:value="4096" calcext:value-type="float">
            <text:p>409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mpling rate (Fs) [Ms/s] 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plied window: blackmanharris &gt;&gt; Coherent <text:s/>power Gain (correction factor)=0.4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 frequency **</text:p>
          </table:table-cell>
          <table:table-cell office:value-type="float" office:value="9765.625" calcext:value-type="float">
            <text:p>9765.625</text:p>
          </table:table-cell>
          <table:table-cell office:value-type="float" office:value="19531.25" calcext:value-type="float">
            <text:p>19531.25</text:p>
          </table:table-cell>
          <table:table-cell office:value-type="float" office:value="39062.5" calcext:value-type="float">
            <text:p>39062.5</text:p>
          </table:table-cell>
          <table:table-cell office:value-type="float" office:value="78125" calcext:value-type="float">
            <text:p>78125</text:p>
          </table:table-cell>
          <table:table-cell office:value-type="float" office:value="156250" calcext:value-type="float">
            <text:p>156250</text:p>
          </table:table-cell>
          <table:table-cell office:value-type="float" office:value="312500" calcext:value-type="float">
            <text:p>312500</text:p>
          </table:table-cell>
          <table:table-cell office:value-type="float" office:value="625000" calcext:value-type="float">
            <text:p>625000</text:p>
          </table:table-cell>
          <table:table-cell office:value-type="float" office:value="703125" calcext:value-type="float">
            <text:p>703125</text:p>
          </table:table-cell>
          <table:table-cell office:value-type="float" office:value="781250" calcext:value-type="float">
            <text:p>781250</text:p>
          </table:table-cell>
          <table:table-cell office:value-type="float" office:value="859375" calcext:value-type="float">
            <text:p>859375</text:p>
          </table:table-cell>
          <table:table-cell office:value-type="float" office:value="937500" calcext:value-type="float">
            <text:p>937500</text:p>
          </table:table-cell>
          <table:table-cell office:value-type="float" office:value="1015625" calcext:value-type="float">
            <text:p>1015625</text:p>
          </table:table-cell>
          <table:table-cell office:value-type="float" office:value="1054687.5" calcext:value-type="float">
            <text:p>1054687.5</text:p>
          </table:table-cell>
          <table:table-cell office:value-type="float" office:value="1132812.5" calcext:value-type="float">
            <text:p>1132812.5</text:p>
          </table:table-cell>
          <table:table-cell office:value-type="float" office:value="1171875" calcext:value-type="float">
            <text:p>1171875</text:p>
          </table:table-cell>
          <table:table-cell office:value-type="float" office:value="1210937.5" calcext:value-type="float">
            <text:p>1210937.5</text:p>
          </table:table-cell>
          <table:table-cell office:value-type="float" office:value="1230468.75" calcext:value-type="float">
            <text:p>1230468.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input frequency [MHz]</text:p>
          </table:table-cell>
          <table:table-cell table:style-name="ce4" table:formula="of:=[.C10]/1000000" office:value-type="float" office:value="0.009765625" calcext:value-type="float">
            <text:p>0.00977</text:p>
          </table:table-cell>
          <table:table-cell table:style-name="ce4" table:formula="of:=[.D10]/1000000" office:value-type="float" office:value="0.01953125" calcext:value-type="float">
            <text:p>0.01953</text:p>
          </table:table-cell>
          <table:table-cell table:style-name="ce4" table:formula="of:=[.E10]/1000000" office:value-type="float" office:value="0.0390625" calcext:value-type="float">
            <text:p>0.03906</text:p>
          </table:table-cell>
          <table:table-cell table:style-name="ce4" table:formula="of:=[.F10]/1000000" office:value-type="float" office:value="0.078125" calcext:value-type="float">
            <text:p>0.07813</text:p>
          </table:table-cell>
          <table:table-cell table:style-name="ce4" table:formula="of:=[.G10]/1000000" office:value-type="float" office:value="0.15625" calcext:value-type="float">
            <text:p>0.15625</text:p>
          </table:table-cell>
          <table:table-cell table:style-name="ce4" table:formula="of:=[.H10]/1000000" office:value-type="float" office:value="0.3125" calcext:value-type="float">
            <text:p>0.31250</text:p>
          </table:table-cell>
          <table:table-cell table:style-name="ce4" table:formula="of:=[.I10]/1000000" office:value-type="float" office:value="0.625" calcext:value-type="float">
            <text:p>0.62500</text:p>
          </table:table-cell>
          <table:table-cell table:style-name="ce4" table:formula="of:=[.J10]/1000000" office:value-type="float" office:value="0.703125" calcext:value-type="float">
            <text:p>0.70313</text:p>
          </table:table-cell>
          <table:table-cell table:style-name="ce4" table:formula="of:=[.K10]/1000000" office:value-type="float" office:value="0.78125" calcext:value-type="float">
            <text:p>0.78125</text:p>
          </table:table-cell>
          <table:table-cell table:style-name="ce4" table:formula="of:=[.L10]/1000000" office:value-type="float" office:value="0.859375" calcext:value-type="float">
            <text:p>0.85938</text:p>
          </table:table-cell>
          <table:table-cell table:style-name="ce4" table:formula="of:=[.M10]/1000000" office:value-type="float" office:value="0.9375" calcext:value-type="float">
            <text:p>0.93750</text:p>
          </table:table-cell>
          <table:table-cell table:style-name="ce4" table:formula="of:=[.N10]/1000000" office:value-type="float" office:value="1.015625" calcext:value-type="float">
            <text:p>1.01563</text:p>
          </table:table-cell>
          <table:table-cell table:style-name="ce4" table:formula="of:=[.O10]/1000000" office:value-type="float" office:value="1.0546875" calcext:value-type="float">
            <text:p>1.05469</text:p>
          </table:table-cell>
          <table:table-cell table:style-name="ce4" table:formula="of:=[.P10]/1000000" office:value-type="float" office:value="1.1328125" calcext:value-type="float">
            <text:p>1.13281</text:p>
          </table:table-cell>
          <table:table-cell table:style-name="ce4" table:formula="of:=[.Q10]/1000000" office:value-type="float" office:value="1.171875" calcext:value-type="float">
            <text:p>1.17188</text:p>
          </table:table-cell>
          <table:table-cell table:style-name="ce4" table:formula="of:=[.R10]/1000000" office:value-type="float" office:value="1.2109375" calcext:value-type="float">
            <text:p>1.21094</text:p>
          </table:table-cell>
          <table:table-cell table:style-name="ce4" table:formula="of:=[.S10]/1000000" office:value-type="float" office:value="1.23046875" calcext:value-type="float">
            <text:p>1.2304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eak-2-Peak Input %FS *</text:p>
          </table:table-cell>
          <table:table-cell table:style-name="ce5" office:value-type="percentage" office:value="0.931637781996484" calcext:value-type="percentage">
            <text:p>93.16%</text:p>
          </table:table-cell>
          <table:table-cell table:style-name="ce5" office:value-type="percentage" office:value="0.929852567112585" calcext:value-type="percentage">
            <text:p>92.99%</text:p>
          </table:table-cell>
          <table:table-cell table:style-name="ce5" office:value-type="percentage" office:value="0.925231850296762" calcext:value-type="percentage">
            <text:p>92.52%</text:p>
          </table:table-cell>
          <table:table-cell table:style-name="ce5" office:value-type="percentage" office:value="0.921212643585918" calcext:value-type="percentage">
            <text:p>92.12%</text:p>
          </table:table-cell>
          <table:table-cell table:style-name="ce5" office:value-type="percentage" office:value="0.9013665204464" calcext:value-type="percentage">
            <text:p>90.14%</text:p>
          </table:table-cell>
          <table:table-cell table:style-name="ce5" office:value-type="percentage" office:value="0.866883602037114" calcext:value-type="percentage">
            <text:p>86.69%</text:p>
          </table:table-cell>
          <table:table-cell table:style-name="ce5" office:value-type="percentage" office:value="0.836230056167408" calcext:value-type="percentage">
            <text:p>83.62%</text:p>
          </table:table-cell>
          <table:table-cell table:style-name="ce5" office:value-type="percentage" office:value="0.825842154449996" calcext:value-type="percentage">
            <text:p>82.58%</text:p>
          </table:table-cell>
          <table:table-cell table:style-name="ce5" office:value-type="percentage" office:value="0.813719811581548" calcext:value-type="percentage">
            <text:p>81.37%</text:p>
          </table:table-cell>
          <table:table-cell table:style-name="ce5" office:value-type="percentage" office:value="0.800114017798401" calcext:value-type="percentage">
            <text:p>80.01%</text:p>
          </table:table-cell>
          <table:table-cell table:style-name="ce5" office:value-type="percentage" office:value="0.785807007126001" calcext:value-type="percentage">
            <text:p>78.58%</text:p>
          </table:table-cell>
          <table:table-cell table:style-name="ce5" office:value-type="percentage" office:value="0.770574474057052" calcext:value-type="percentage">
            <text:p>77.06%</text:p>
          </table:table-cell>
          <table:table-cell table:style-name="ce5" office:value-type="percentage" office:value="0.762446770217949" calcext:value-type="percentage">
            <text:p>76.24%</text:p>
          </table:table-cell>
          <table:table-cell table:style-name="ce5" office:value-type="percentage" office:value="0.745830151899622" calcext:value-type="percentage">
            <text:p>74.58%</text:p>
          </table:table-cell>
          <table:table-cell table:style-name="ce5" office:value-type="percentage" office:value="0.737030355856429" calcext:value-type="percentage">
            <text:p>73.70%</text:p>
          </table:table-cell>
          <table:table-cell table:style-name="ce5" office:value-type="percentage" office:value="0.728012989895861" calcext:value-type="percentage">
            <text:p>72.80%</text:p>
          </table:table-cell>
          <table:table-cell table:style-name="ce5" office:value-type="percentage" office:value="0.723297630508567" calcext:value-type="percentage">
            <text:p>72.33%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ean OUTPUT [lsb]</text:p>
          </table:table-cell>
          <table:table-cell table:style-name="ce6" office:value-type="float" office:value="1051.5094616042" calcext:value-type="float">
            <text:p>1051.5</text:p>
          </table:table-cell>
          <table:table-cell table:style-name="ce6" office:value-type="float" office:value="1051.60664143572" calcext:value-type="float">
            <text:p>1051.6</text:p>
          </table:table-cell>
          <table:table-cell table:style-name="ce6" office:value-type="float" office:value="1051.59919423758" calcext:value-type="float">
            <text:p>1051.6</text:p>
          </table:table-cell>
          <table:table-cell table:style-name="ce6" office:value-type="float" office:value="1051.17262849469" calcext:value-type="float">
            <text:p>1051.2</text:p>
          </table:table-cell>
          <table:table-cell table:style-name="ce6" office:value-type="float" office:value="1051.49298010011" calcext:value-type="float">
            <text:p>1051.5</text:p>
          </table:table-cell>
          <table:table-cell table:style-name="ce6" office:value-type="float" office:value="1051.16591380784" calcext:value-type="float">
            <text:p>1051.2</text:p>
          </table:table-cell>
          <table:table-cell table:style-name="ce6" office:value-type="float" office:value="1051.20400439507" calcext:value-type="float">
            <text:p>1051.2</text:p>
          </table:table-cell>
          <table:table-cell table:style-name="ce6" office:value-type="float" office:value="1051.4132584544" calcext:value-type="float">
            <text:p>1051.4</text:p>
          </table:table-cell>
          <table:table-cell table:style-name="ce6" office:value-type="float" office:value="1051.35197167623" calcext:value-type="float">
            <text:p>1051.4</text:p>
          </table:table-cell>
          <table:table-cell table:style-name="ce6" office:value-type="float" office:value="1051.4061775119" calcext:value-type="float">
            <text:p>1051.4</text:p>
          </table:table-cell>
          <table:table-cell table:style-name="ce6" office:value-type="float" office:value="1051.27737760957" calcext:value-type="float">
            <text:p>1051.3</text:p>
          </table:table-cell>
          <table:table-cell table:style-name="ce6" office:value-type="float" office:value="1051.27408130875" calcext:value-type="float">
            <text:p>1051.3</text:p>
          </table:table-cell>
          <table:table-cell table:style-name="ce6" office:value-type="float" office:value="1051.37321450372" calcext:value-type="float">
            <text:p>1051.4</text:p>
          </table:table-cell>
          <table:table-cell table:style-name="ce6" office:value-type="float" office:value="1051.26663411061" calcext:value-type="float">
            <text:p>1051.3</text:p>
          </table:table-cell>
          <table:table-cell table:style-name="ce6" office:value-type="float" office:value="1051.3083872543" calcext:value-type="float">
            <text:p>1051.3</text:p>
          </table:table-cell>
          <table:table-cell table:style-name="ce6" office:value-type="float" office:value="1051.30301550482" calcext:value-type="float">
            <text:p>1051.3</text:p>
          </table:table-cell>
          <table:table-cell table:style-name="ce6" office:value-type="float" office:value="1051.27066292272" calcext:value-type="float">
            <text:p>1051.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C_RMA Amplitude [lsb]</text:p>
          </table:table-cell>
          <table:table-cell table:style-name="ce6" office:value-type="float" office:value="674.577810697532" calcext:value-type="float">
            <text:p>674.6</text:p>
          </table:table-cell>
          <table:table-cell table:style-name="ce6" office:value-type="float" office:value="673.285177046045" calcext:value-type="float">
            <text:p>673.3</text:p>
          </table:table-cell>
          <table:table-cell table:style-name="ce6" office:value-type="float" office:value="669.939420686968" calcext:value-type="float">
            <text:p>669.9</text:p>
          </table:table-cell>
          <table:table-cell table:style-name="ce6" office:value-type="float" office:value="667.029204167054" calcext:value-type="float">
            <text:p>667.0</text:p>
          </table:table-cell>
          <table:table-cell table:style-name="ce6" office:value-type="float" office:value="652.659076036785" calcext:value-type="float">
            <text:p>652.7</text:p>
          </table:table-cell>
          <table:table-cell table:style-name="ce6" office:value-type="float" office:value="627.69077606386" calcext:value-type="float">
            <text:p>627.7</text:p>
          </table:table-cell>
          <table:table-cell table:style-name="ce6" office:value-type="float" office:value="605.495237988333" calcext:value-type="float">
            <text:p>605.5</text:p>
          </table:table-cell>
          <table:table-cell table:style-name="ce6" office:value-type="float" office:value="597.973593703732" calcext:value-type="float">
            <text:p>598.0</text:p>
          </table:table-cell>
          <table:table-cell table:style-name="ce6" office:value-type="float" office:value="589.196079877276" calcext:value-type="float">
            <text:p>589.2</text:p>
          </table:table-cell>
          <table:table-cell table:style-name="ce6" office:value-type="float" office:value="579.344432852647" calcext:value-type="float">
            <text:p>579.3</text:p>
          </table:table-cell>
          <table:table-cell table:style-name="ce6" office:value-type="float" office:value="568.985050565325" calcext:value-type="float">
            <text:p>569.0</text:p>
          </table:table-cell>
          <table:table-cell table:style-name="ce6" office:value-type="float" office:value="557.955518479359" calcext:value-type="float">
            <text:p>558.0</text:p>
          </table:table-cell>
          <table:table-cell table:style-name="ce6" office:value-type="float" office:value="552.07043227125" calcext:value-type="float">
            <text:p>552.1</text:p>
          </table:table-cell>
          <table:table-cell table:style-name="ce6" office:value-type="float" office:value="540.038715414134" calcext:value-type="float">
            <text:p>540.0</text:p>
          </table:table-cell>
          <table:table-cell table:style-name="ce6" office:value-type="float" office:value="533.666982468009" calcext:value-type="float">
            <text:p>533.7</text:p>
          </table:table-cell>
          <table:table-cell table:style-name="ce6" office:value-type="float" office:value="527.137712073991" calcext:value-type="float">
            <text:p>527.1</text:p>
          </table:table-cell>
          <table:table-cell table:style-name="ce6" office:value-type="float" office:value="523.72342717314" calcext:value-type="float">
            <text:p>523.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Amplitude [lsb]</text:p>
          </table:table-cell>
          <table:table-cell table:style-name="ce6" office:value-type="float" office:value="953.9970887644" calcext:value-type="float">
            <text:p>954.0</text:p>
          </table:table-cell>
          <table:table-cell table:style-name="ce6" office:value-type="float" office:value="952.169028723287" calcext:value-type="float">
            <text:p>952.2</text:p>
          </table:table-cell>
          <table:table-cell table:style-name="ce6" office:value-type="float" office:value="947.437414703884" calcext:value-type="float">
            <text:p>947.4</text:p>
          </table:table-cell>
          <table:table-cell table:style-name="ce6" office:value-type="float" office:value="943.32174703198" calcext:value-type="float">
            <text:p>943.3</text:p>
          </table:table-cell>
          <table:table-cell table:style-name="ce6" office:value-type="float" office:value="922.999316937114" calcext:value-type="float">
            <text:p>923.0</text:p>
          </table:table-cell>
          <table:table-cell table:style-name="ce6" office:value-type="float" office:value="887.688808486004" calcext:value-type="float">
            <text:p>887.7</text:p>
          </table:table-cell>
          <table:table-cell table:style-name="ce6" office:value-type="float" office:value="856.299577515426" calcext:value-type="float">
            <text:p>856.3</text:p>
          </table:table-cell>
          <table:table-cell table:style-name="ce6" office:value-type="float" office:value="845.662366156796" calcext:value-type="float">
            <text:p>845.7</text:p>
          </table:table-cell>
          <table:table-cell table:style-name="ce6" office:value-type="float" office:value="833.249087059505" calcext:value-type="float">
            <text:p>833.2</text:p>
          </table:table-cell>
          <table:table-cell table:style-name="ce6" office:value-type="float" office:value="819.316754225563" calcext:value-type="float">
            <text:p>819.3</text:p>
          </table:table-cell>
          <table:table-cell table:style-name="ce6" office:value-type="float" office:value="804.666375297025" calcext:value-type="float">
            <text:p>804.7</text:p>
          </table:table-cell>
          <table:table-cell table:style-name="ce6" office:value-type="float" office:value="789.068261434422" calcext:value-type="float">
            <text:p>789.1</text:p>
          </table:table-cell>
          <table:table-cell table:style-name="ce6" office:value-type="float" office:value="780.74549270318" calcext:value-type="float">
            <text:p>780.7</text:p>
          </table:table-cell>
          <table:table-cell table:style-name="ce6" office:value-type="float" office:value="763.730075545213" calcext:value-type="float">
            <text:p>763.7</text:p>
          </table:table-cell>
          <table:table-cell table:style-name="ce6" office:value-type="float" office:value="754.719084396983" calcext:value-type="float">
            <text:p>754.7</text:p>
          </table:table-cell>
          <table:table-cell table:style-name="ce6" office:value-type="float" office:value="745.485301653361" calcext:value-type="float">
            <text:p>745.5</text:p>
          </table:table-cell>
          <table:table-cell table:style-name="ce6" office:value-type="float" office:value="740.656773640773" calcext:value-type="float">
            <text:p>740.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N sampled period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2304" calcext:value-type="float">
            <text:p>2304</text:p>
          </table:table-cell>
          <table:table-cell office:value-type="float" office:value="2560" calcext:value-type="float">
            <text:p>2560</text:p>
          </table:table-cell>
          <table:table-cell office:value-type="float" office:value="2816" calcext:value-type="float">
            <text:p>2816</text:p>
          </table:table-cell>
          <table:table-cell office:value-type="float" office:value="3072" calcext:value-type="float">
            <text:p>3072</text:p>
          </table:table-cell>
          <table:table-cell office:value-type="float" office:value="3328" calcext:value-type="float">
            <text:p>3328</text:p>
          </table:table-cell>
          <table:table-cell office:value-type="float" office:value="3456" calcext:value-type="float">
            <text:p>3456</text:p>
          </table:table-cell>
          <table:table-cell office:value-type="float" office:value="3712" calcext:value-type="float">
            <text:p>3712</text:p>
          </table:table-cell>
          <table:table-cell office:value-type="float" office:value="3840" calcext:value-type="float">
            <text:p>3840</text:p>
          </table:table-cell>
          <table:table-cell office:value-type="float" office:value="3968" calcext:value-type="float">
            <text:p>3968</text:p>
          </table:table-cell>
          <table:table-cell office:value-type="float" office:value="4032" calcext:value-type="float">
            <text:p>40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fundamental inde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7" calcext:value-type="float">
            <text:p>2047</text:p>
          </table:table-cell>
          <table:table-cell office:value-type="float" office:value="2303" calcext:value-type="float">
            <text:p>2303</text:p>
          </table:table-cell>
          <table:table-cell office:value-type="float" office:value="2559" calcext:value-type="float">
            <text:p>2559</text:p>
          </table:table-cell>
          <table:table-cell office:value-type="float" office:value="2815" calcext:value-type="float">
            <text:p>2815</text:p>
          </table:table-cell>
          <table:table-cell office:value-type="float" office:value="3071" calcext:value-type="float">
            <text:p>3071</text:p>
          </table:table-cell>
          <table:table-cell office:value-type="float" office:value="3327" calcext:value-type="float">
            <text:p>3327</text:p>
          </table:table-cell>
          <table:table-cell office:value-type="float" office:value="3455" calcext:value-type="float">
            <text:p>3455</text:p>
          </table:table-cell>
          <table:table-cell office:value-type="float" office:value="3711" calcext:value-type="float">
            <text:p>3711</text:p>
          </table:table-cell>
          <table:table-cell office:value-type="float" office:value="3839" calcext:value-type="float">
            <text:p>3839</text:p>
          </table:table-cell>
          <table:table-cell office:value-type="float" office:value="3967" calcext:value-type="float">
            <text:p>3967</text:p>
          </table:table-cell>
          <table:table-cell office:value-type="float" office:value="4031" calcext:value-type="float">
            <text:p>403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fundamental frequency (FFT) [Hz]</text:p>
          </table:table-cell>
          <table:table-cell table:style-name="ce7" office:value-type="float" office:value="9768.009768" calcext:value-type="float">
            <text:p>9768.01</text:p>
          </table:table-cell>
          <table:table-cell table:style-name="ce7" office:value-type="float" office:value="19536.019536" calcext:value-type="float">
            <text:p>19536.02</text:p>
          </table:table-cell>
          <table:table-cell table:style-name="ce7" office:value-type="float" office:value="39072.039072" calcext:value-type="float">
            <text:p>39072.04</text:p>
          </table:table-cell>
          <table:table-cell table:style-name="ce7" office:value-type="float" office:value="78144.078144" calcext:value-type="float">
            <text:p>78144.08</text:p>
          </table:table-cell>
          <table:table-cell table:style-name="ce7" office:value-type="float" office:value="156288.156288" calcext:value-type="float">
            <text:p>156288.16</text:p>
          </table:table-cell>
          <table:table-cell table:style-name="ce7" office:value-type="float" office:value="312576.312576" calcext:value-type="float">
            <text:p>312576.31</text:p>
          </table:table-cell>
          <table:table-cell table:style-name="ce7" office:value-type="float" office:value="624847.374847" calcext:value-type="float">
            <text:p>624847.37</text:p>
          </table:table-cell>
          <table:table-cell table:style-name="ce7" office:value-type="float" office:value="702991.452991" calcext:value-type="float">
            <text:p>702991.45</text:p>
          </table:table-cell>
          <table:table-cell table:style-name="ce7" office:value-type="float" office:value="781135.531136" calcext:value-type="float">
            <text:p>781135.53</text:p>
          </table:table-cell>
          <table:table-cell table:style-name="ce7" office:value-type="float" office:value="859279.60928" calcext:value-type="float">
            <text:p>859279.61</text:p>
          </table:table-cell>
          <table:table-cell table:style-name="ce7" office:value-type="float" office:value="937423.687424" calcext:value-type="float">
            <text:p>937423.69</text:p>
          </table:table-cell>
          <table:table-cell table:style-name="ce7" office:value-type="float" office:value="1015567.765568" calcext:value-type="float">
            <text:p>1015567.77</text:p>
          </table:table-cell>
          <table:table-cell table:style-name="ce7" office:value-type="float" office:value="1054639.80464" calcext:value-type="float">
            <text:p>1054639.80</text:p>
          </table:table-cell>
          <table:table-cell table:style-name="ce7" office:value-type="float" office:value="1132783.882784" calcext:value-type="float">
            <text:p>1132783.88</text:p>
          </table:table-cell>
          <table:table-cell table:style-name="ce7" office:value-type="float" office:value="1171855.921856" calcext:value-type="float">
            <text:p>1171855.92</text:p>
          </table:table-cell>
          <table:table-cell table:style-name="ce7" office:value-type="float" office:value="1210927.960928" calcext:value-type="float">
            <text:p>1210927.96</text:p>
          </table:table-cell>
          <table:table-cell table:style-name="ce7" office:value-type="float" office:value="1230463.980464" calcext:value-type="float">
            <text:p>1230463.9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D+N [%]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205" calcext:value-type="float">
            <text:p>0.205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01" calcext:value-type="float">
            <text:p>0.2001</text:p>
          </table:table-cell>
          <table:table-cell office:value-type="float" office:value="0.187" calcext:value-type="float">
            <text:p>0.187</text:p>
          </table:table-cell>
          <table:table-cell table:number-columns-repeated="2" office:value-type="float" office:value="0.1916" calcext:value-type="float">
            <text:p>0.1916</text:p>
          </table:table-cell>
          <table:table-cell office:value-type="float" office:value="0.1947" calcext:value-type="float">
            <text:p>0.1947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1999" calcext:value-type="float">
            <text:p>0.1999</text:p>
          </table:table-cell>
          <table:table-cell office:value-type="float" office:value="0.194" calcext:value-type="float">
            <text:p>0.194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SINAD [db]</text:p>
          </table:table-cell>
          <table:table-cell office:value-type="float" office:value="57.5" calcext:value-type="float">
            <text:p>57.5</text:p>
          </table:table-cell>
          <table:table-cell office:value-type="float" office:value="57.4" calcext:value-type="float">
            <text:p>57.4</text:p>
          </table:table-cell>
          <table:table-cell office:value-type="float" office:value="56.2" calcext:value-type="float">
            <text:p>56.2</text:p>
          </table:table-cell>
          <table:table-cell office:value-type="float" office:value="53.5" calcext:value-type="float">
            <text:p>53.5</text:p>
          </table:table-cell>
          <table:table-cell office:value-type="float" office:value="52.7" calcext:value-type="float">
            <text:p>52.7</text:p>
          </table:table-cell>
          <table:table-cell office:value-type="float" office:value="53.8" calcext:value-type="float">
            <text:p>53.8</text:p>
          </table:table-cell>
          <table:table-cell office:value-type="float" office:value="55.7" calcext:value-type="float">
            <text:p>55.7</text:p>
          </table:table-cell>
          <table:table-cell office:value-type="float" office:value="52.7" calcext:value-type="float">
            <text:p>52.7</text:p>
          </table:table-cell>
          <table:table-cell office:value-type="float" office:value="52.9" calcext:value-type="float">
            <text:p>52.9</text:p>
          </table:table-cell>
          <table:table-cell office:value-type="float" office:value="54" calcext:value-type="float">
            <text:p>54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54.4" calcext:value-type="float">
            <text:p>54.4</text:p>
          </table:table-cell>
          <table:table-cell table:number-columns-repeated="2" office:value-type="float" office:value="54.2" calcext:value-type="float">
            <text:p>54.2</text:p>
          </table:table-cell>
          <table:table-cell office:value-type="float" office:value="54" calcext:value-type="float">
            <text:p>54</text:p>
          </table:table-cell>
          <table:table-cell office:value-type="float" office:value="54.2" calcext:value-type="float">
            <text:p>54.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NOB [bits]</text:p>
          </table:table-cell>
          <table:table-cell table:number-columns-repeated="2" office:value-type="float" office:value="9.26" calcext:value-type="float">
            <text:p>9.26</text:p>
          </table:table-cell>
          <table:table-cell office:value-type="float" office:value="9.05" calcext:value-type="float">
            <text:p>9.05</text:p>
          </table:table-cell>
          <table:table-cell office:value-type="float" office:value="8.59" calcext:value-type="float">
            <text:p>8.59</text:p>
          </table:table-cell>
          <table:table-cell office:value-type="float" office:value="8.46" calcext:value-type="float">
            <text:p>8.46</text:p>
          </table:table-cell>
          <table:table-cell office:value-type="float" office:value="8.65" calcext:value-type="float">
            <text:p>8.65</text:p>
          </table:table-cell>
          <table:table-cell office:value-type="float" office:value="8.95" calcext:value-type="float">
            <text:p>8.95</text:p>
          </table:table-cell>
          <table:table-cell office:value-type="float" office:value="8.46" calcext:value-type="float">
            <text:p>8.46</text:p>
          </table:table-cell>
          <table:table-cell office:value-type="float" office:value="8.5" calcext:value-type="float">
            <text:p>8.5</text:p>
          </table:table-cell>
          <table:table-cell office:value-type="float" office:value="8.67" calcext:value-type="float">
            <text:p>8.67</text:p>
          </table:table-cell>
          <table:table-cell office:value-type="float" office:value="8.77" calcext:value-type="float">
            <text:p>8.77</text:p>
          </table:table-cell>
          <table:table-cell table:number-columns-repeated="2" office:value-type="float" office:value="8.74" calcext:value-type="float">
            <text:p>8.74</text:p>
          </table:table-cell>
          <table:table-cell office:value-type="float" office:value="8.71" calcext:value-type="float">
            <text:p>8.71</text:p>
          </table:table-cell>
          <table:table-cell office:value-type="float" office:value="8.72" calcext:value-type="float">
            <text:p>8.72</text:p>
          </table:table-cell>
          <table:table-cell office:value-type="float" office:value="8.68" calcext:value-type="float">
            <text:p>8.68</text:p>
          </table:table-cell>
          <table:table-cell office:value-type="float" office:value="8.72" calcext:value-type="float">
            <text:p>8.7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error Freq %</text:p>
          </table:table-cell>
          <table:table-cell table:formula="of:=100*([.C18]-[.C10])/[.C10]" office:value-type="float" office:value="0.0244200243199989" calcext:value-type="float">
            <text:p>0.024420024319999</text:p>
          </table:table-cell>
          <table:table-cell table:formula="of:=100*([.D18]-[.D10])/[.D10]" office:value-type="float" office:value="0.0244200243199989" calcext:value-type="float">
            <text:p>0.024420024319999</text:p>
          </table:table-cell>
          <table:table-cell table:formula="of:=100*([.E18]-[.E10])/[.E10]" office:value-type="float" office:value="0.0244200243199989" calcext:value-type="float">
            <text:p>0.024420024319999</text:p>
          </table:table-cell>
          <table:table-cell table:formula="of:=100*([.F18]-[.F10])/[.F10]" office:value-type="float" office:value="0.0244200243199989" calcext:value-type="float">
            <text:p>0.024420024319999</text:p>
          </table:table-cell>
          <table:table-cell table:formula="of:=100*([.G18]-[.G10])/[.G10]" office:value-type="float" office:value="0.0244200243199989" calcext:value-type="float">
            <text:p>0.024420024319999</text:p>
          </table:table-cell>
          <table:table-cell table:formula="of:=100*([.H18]-[.H10])/[.H10]" office:value-type="float" office:value="0.0244200243199989" calcext:value-type="float">
            <text:p>0.024420024319999</text:p>
          </table:table-cell>
          <table:table-cell table:formula="of:=100*([.I18]-[.I10])/[.I10]" office:value-type="float" office:value="-0.0244200244800001" calcext:value-type="float">
            <text:p>-0.02442002448</text:p>
          </table:table-cell>
          <table:table-cell table:formula="of:=100*([.J18]-[.J10])/[.J10]" office:value-type="float" office:value="-0.0189933523911072" calcext:value-type="float">
            <text:p>-0.018993352391107</text:p>
          </table:table-cell>
          <table:table-cell table:formula="of:=100*([.K18]-[.K10])/[.K10]" office:value-type="float" office:value="-0.0146520145920068" calcext:value-type="float">
            <text:p>-0.014652014592007</text:p>
          </table:table-cell>
          <table:table-cell table:formula="of:=100*([.L18]-[.L10])/[.L10]" office:value-type="float" office:value="-0.0111000110545483" calcext:value-type="float">
            <text:p>-0.011100011054548</text:p>
          </table:table-cell>
          <table:table-cell table:formula="of:=100*([.M18]-[.M10])/[.M10]" office:value-type="float" office:value="-0.00814000810666631" calcext:value-type="float">
            <text:p>-0.008140008106666</text:p>
          </table:table-cell>
          <table:table-cell table:formula="of:=100*([.N18]-[.N10])/[.N10]" office:value-type="float" office:value="-0.00563539022768919" calcext:value-type="float">
            <text:p>-0.005635390227689</text:p>
          </table:table-cell>
          <table:table-cell table:formula="of:=100*([.O18]-[.O10])/[.O10]" office:value-type="float" office:value="-0.00452222672592711" calcext:value-type="float">
            <text:p>-0.004522226725927</text:p>
          </table:table-cell>
          <table:table-cell table:formula="of:=100*([.P18]-[.P10])/[.P10]" office:value-type="float" office:value="-0.00252620941242267" calcext:value-type="float">
            <text:p>-0.002526209412423</text:p>
          </table:table-cell>
          <table:table-cell table:formula="of:=100*([.Q18]-[.Q10])/[.Q10]" office:value-type="float" office:value="-0.00162800162132581" calcext:value-type="float">
            <text:p>-0.001628001621326</text:p>
          </table:table-cell>
          <table:table-cell table:formula="of:=100*([.R18]-[.R10])/[.R10]" office:value-type="float" office:value="-0.00078774271999636" calcext:value-type="float">
            <text:p>-0.000787742719996</text:p>
          </table:table-cell>
          <table:table-cell table:formula="of:=100*([.S18]-[.S10])/[.S10]" office:value-type="float" office:value="-0.000387619433649003" calcext:value-type="float">
            <text:p>-0.000387619433649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* Amplitude input / 102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** function generator 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1" loext:min-decimal-places="1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4T10:57:30.571919437</meta:creation-date>
    <dc:date>2022-03-24T11:00:54.919701386</dc:date>
    <meta:editing-duration>PT3M23S</meta:editing-duration>
    <meta:editing-cycles>4</meta:editing-cycles>
    <meta:generator>LibreOffice/5.3.6.1$Linux_X86_64 LibreOffice_project/30$Build-1</meta:generator>
    <meta:document-statistic meta:table-count="1" meta:cell-count="2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2">
      <style:chart-properties chart:display-label="true" chart:logarithmic="true" chart:minimum="0.08" chart:maximum="1.25" chart:interval-major="0.2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64cm" svg:height="17.136cm" xlink:href="." xlink:type="simple" chart:class="chart:scatter" chart:style-name="ch1">
        <chart:title svg:x="13.291cm" svg:y="0.478cm" chart:style-name="ch2">
          <text:p>AC characteristics</text:p>
        </chart:title>
        <chart:legend chart:legend-position="end" svg:x="25.109cm" svg:y="8.069cm" style:legend-expansion="high" chart:style-name="ch3"/>
        <chart:plot-area chart:style-name="ch4" chart:data-source-has-labels="both" svg:x="1.571cm" svg:y="1.577cm" svg:width="21.808cm" svg:height="14.285cm">
          <chartooo:coordinate-region svg:x="2.303cm" svg:y="1.753cm" svg:width="20.343cm" svg:height="13.511cm"/>
          <chart:axis chart:dimension="x" chart:name="primary-x" chart:style-name="ch5" chartooo:axis-type="auto">
            <chart:title svg:x="11.188cm" svg:y="16.205cm" chart:style-name="ch6">
              <text:p>Input Freq. [MHz]</text:p>
            </chart:title>
            <chart:categories table:cell-range-address="local-table.$B$1:.$S$1"/>
          </chart:axis>
          <chart:axis chart:dimension="y" chart:name="primary-y" chart:style-name="ch7">
            <chart:title svg:x="0.451cm" svg:y="9.124cm" chart:style-name="ch8">
              <text:p>[Bits]</text:p>
            </chart:title>
            <chart:grid chart:style-name="ch9" chart:class="major"/>
          </chart:axis>
          <chart:axis chart:dimension="y" chart:name="secondary-y" chart:style-name="ch10">
            <chart:title svg:x="23.989cm" svg:y="9.124cm" chart:style-name="ch8">
              <text:p>%FS</text:p>
            </chart:title>
          </chart:axis>
          <chart:series chart:attached-axis="primary-y" chart:style-name="ch11" chart:values-cell-range-address="local-table.$B$3:.$S$3" chart:label-cell-address="local-table.$A$3" chart:class="chart:scatter">
            <chart:domain table:cell-range-address="local-table.$B$2:.$S$2"/>
            <chart:data-point chart:repeated="18"/>
          </chart:series>
          <chart:series chart:attached-axis="secondary-y" chart:style-name="ch12" chart:values-cell-range-address="local-table.$B$4:.$S$4" chart:label-cell-address="local-table.$A$4" chart:class="chart:scatte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0390625">
                <text:p>0.0390625</text:p>
              </table:table-cell>
              <table:table-cell office:value-type="float" office:value="0.078125">
                <text:p>0.078125</text:p>
              </table:table-cell>
              <table:table-cell office:value-type="float" office:value="0.15625">
                <text:p>0.15625</text:p>
              </table:table-cell>
              <table:table-cell office:value-type="float" office:value="0.3125">
                <text:p>0.3125</text:p>
              </table:table-cell>
              <table:table-cell office:value-type="float" office:value="0.625">
                <text:p>0.625</text:p>
              </table:table-cell>
              <table:table-cell office:value-type="float" office:value="0.703125">
                <text:p>0.703125</text:p>
              </table:table-cell>
              <table:table-cell office:value-type="float" office:value="0.78125">
                <text:p>0.78125</text:p>
              </table:table-cell>
              <table:table-cell office:value-type="float" office:value="0.859375">
                <text:p>0.859375</text:p>
              </table:table-cell>
              <table:table-cell office:value-type="float" office:value="0.9375">
                <text:p>0.9375</text:p>
              </table:table-cell>
              <table:table-cell office:value-type="float" office:value="1.015625">
                <text:p>1.015625</text:p>
              </table:table-cell>
              <table:table-cell office:value-type="float" office:value="1.0546875">
                <text:p>1.0546875</text:p>
              </table:table-cell>
              <table:table-cell office:value-type="float" office:value="1.1328125">
                <text:p>1.1328125</text:p>
              </table:table-cell>
              <table:table-cell office:value-type="float" office:value="1.171875">
                <text:p>1.171875</text:p>
              </table:table-cell>
              <table:table-cell office:value-type="float" office:value="1.2109375">
                <text:p>1.2109375</text:p>
              </table:table-cell>
              <table:table-cell office:value-type="float" office:value="1.23046875">
                <text:p>1.23046875</text:p>
              </table:table-cell>
            </table:table-row>
            <table:table-row>
              <table:table-cell office:value-type="string">
                <text:p>ENOB [bits]</text:p>
              </table:table-cell>
              <table:table-cell office:value-type="float" office:value="9.26">
                <text:p>9.26</text:p>
              </table:table-cell>
              <table:table-cell office:value-type="float" office:value="9.26">
                <text:p>9.26</text:p>
              </table:table-cell>
              <table:table-cell office:value-type="float" office:value="9.05">
                <text:p>9.05</text:p>
              </table:table-cell>
              <table:table-cell office:value-type="float" office:value="8.59">
                <text:p>8.59</text:p>
              </table:table-cell>
              <table:table-cell office:value-type="float" office:value="8.46">
                <text:p>8.46</text:p>
              </table:table-cell>
              <table:table-cell office:value-type="float" office:value="8.65">
                <text:p>8.65</text:p>
              </table:table-cell>
              <table:table-cell office:value-type="float" office:value="8.95">
                <text:p>8.95</text:p>
              </table:table-cell>
              <table:table-cell office:value-type="float" office:value="8.46">
                <text:p>8.46</text:p>
              </table:table-cell>
              <table:table-cell office:value-type="float" office:value="8.5">
                <text:p>8.5</text:p>
              </table:table-cell>
              <table:table-cell office:value-type="float" office:value="8.67">
                <text:p>8.67</text:p>
              </table:table-cell>
              <table:table-cell office:value-type="float" office:value="8.77">
                <text:p>8.77</text:p>
              </table:table-cell>
              <table:table-cell office:value-type="float" office:value="8.74">
                <text:p>8.74</text:p>
              </table:table-cell>
              <table:table-cell office:value-type="float" office:value="8.74">
                <text:p>8.74</text:p>
              </table:table-cell>
              <table:table-cell office:value-type="float" office:value="8.71">
                <text:p>8.71</text:p>
              </table:table-cell>
              <table:table-cell office:value-type="float" office:value="8.72">
                <text:p>8.72</text:p>
              </table:table-cell>
              <table:table-cell office:value-type="float" office:value="8.68">
                <text:p>8.68</text:p>
              </table:table-cell>
              <table:table-cell office:value-type="float" office:value="8.72">
                <text:p>8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ak-2-Peak Input %FS *</text:p>
              </table:table-cell>
              <table:table-cell office:value-type="float" office:value="NaN">
                <text:p>NaN</text:p>
              </table:table-cell>
              <table:table-cell office:value-type="float" office:value="0.931637781996484">
                <text:p>0.931637781996484</text:p>
              </table:table-cell>
              <table:table-cell office:value-type="float" office:value="0.929852567112585">
                <text:p>0.929852567112585</text:p>
              </table:table-cell>
              <table:table-cell office:value-type="float" office:value="0.925231850296762">
                <text:p>0.925231850296762</text:p>
              </table:table-cell>
              <table:table-cell office:value-type="float" office:value="0.921212643585918">
                <text:p>0.921212643585918</text:p>
              </table:table-cell>
              <table:table-cell office:value-type="float" office:value="0.9013665204464">
                <text:p>0.9013665204464</text:p>
              </table:table-cell>
              <table:table-cell office:value-type="float" office:value="0.866883602037114">
                <text:p>0.866883602037114</text:p>
              </table:table-cell>
              <table:table-cell office:value-type="float" office:value="0.836230056167408">
                <text:p>0.836230056167408</text:p>
              </table:table-cell>
              <table:table-cell office:value-type="float" office:value="0.825842154449996">
                <text:p>0.825842154449996</text:p>
              </table:table-cell>
              <table:table-cell office:value-type="float" office:value="0.813719811581548">
                <text:p>0.813719811581548</text:p>
              </table:table-cell>
              <table:table-cell office:value-type="float" office:value="0.800114017798401">
                <text:p>0.800114017798401</text:p>
              </table:table-cell>
              <table:table-cell office:value-type="float" office:value="0.785807007126001">
                <text:p>0.785807007126001</text:p>
              </table:table-cell>
              <table:table-cell office:value-type="float" office:value="0.770574474057052">
                <text:p>0.770574474057052</text:p>
              </table:table-cell>
              <table:table-cell office:value-type="float" office:value="0.762446770217949">
                <text:p>0.762446770217949</text:p>
              </table:table-cell>
              <table:table-cell office:value-type="float" office:value="0.745830151899622">
                <text:p>0.745830151899622</text:p>
              </table:table-cell>
              <table:table-cell office:value-type="float" office:value="0.737030355856429">
                <text:p>0.737030355856429</text:p>
              </table:table-cell>
              <table:table-cell office:value-type="float" office:value="0.728012989895861">
                <text:p>0.728012989895861</text:p>
              </table:table-cell>
              <table:table-cell office:value-type="float" office:value="0.723297630508567">
                <text:p>0.723297630508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